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cm" svg:height="3.5cm" svg:x="1.8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7cm" svg:height="3.5cm" svg:x="1.8cm" svg:y="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2cm" svg:height="2.5cm" svg:x="4.3cm" svg:y="8.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1" draw:text-style-name="P1" draw:layer="layout" svg:width="7cm" svg:height="3.5cm" svg:x="20.3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7cm" svg:height="3.5cm" svg:x="20.3cm" svg:y="4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2cm" svg:height="2.5cm" svg:x="22.8cm" svg:y="8.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3" draw:text-style-name="P3" draw:layer="layout" svg:width="5.154cm" svg:height="1.237cm" svg:x="2.7cm" svg:y="13.062cm">
          <draw:text-box>
            <text:p text:style-name="P2"><text:span text:style-name="T1">OBJECTS</text:span></text:p>
          </draw:text-box>
        </draw:frame>
        <draw:frame draw:style-name="gr3" draw:text-style-name="P5" draw:layer="layout" svg:width="6.281cm" svg:height="1.945cm" svg:x="2.046cm" svg:y="5.7cm">
          <draw:text-box>
            <text:p text:style-name="P4"><text:span text:style-name="T2">OBJECTS</text:span></text:p>
            <text:p text:style-name="P4"><text:span text:style-name="T2">DESCRIPTION</text:span></text:p>
          </draw:text-box>
        </draw:frame>
        <draw:frame draw:style-name="gr3" draw:text-style-name="P3" draw:layer="layout" svg:width="4.003cm" svg:height="1.237cm" svg:x="21.8cm" svg:y="13.063cm">
          <draw:text-box>
            <text:p text:style-name="P2"><text:span text:style-name="T1">GRASP</text:span></text:p>
          </draw:text-box>
        </draw:frame>
        <draw:frame draw:style-name="gr3" draw:text-style-name="P5" draw:layer="layout" svg:width="6.281cm" svg:height="1.945cm" svg:x="20.647cm" svg:y="5.701cm">
          <draw:text-box>
            <text:p text:style-name="P4"><text:span text:style-name="T2">GRASP</text:span></text:p>
            <text:p text:style-name="P4"><text:span text:style-name="T2">DESCRIPTION</text:span></text:p>
          </draw:text-box>
        </draw:frame>
        <draw:custom-shape draw:style-name="gr4" draw:text-style-name="P1" draw:layer="layout" svg:width="6.5cm" svg:height="3.5cm" svg:x="11.3cm" svg:y="4.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3" draw:layer="layout" svg:width="5.099cm" svg:height="1.237cm" svg:x="12cm" svg:y="6.063cm">
          <draw:text-box>
            <text:p text:style-name="P2"><text:span text:style-name="T1">MAPPING</text:span></text:p>
          </draw:text-box>
        </draw:frame>
        <draw:custom-shape draw:style-name="gr5" draw:text-style-name="P1" draw:layer="layout" svg:width="2cm" svg:height="1.5cm" svg:x="9.1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cm" svg:height="1.5cm" svg:x="18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6.2cm" svg:height="4.3cm" svg:x="1.4cm" svg:y="4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1-22T18:21:04</meta:creation-date>
    <dc:date>2009-01-22T18:38:51</dc:date>
    <meta:editing-cycles>2</meta:editing-cycles>
    <meta:editing-duration>PT2M36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